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9.001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  <style:text-properties style:font-name="Inconsolata" fo:font-size="12pt" fo:letter-spacing="normal" style:font-size-asian="12pt" style:font-size-complex="12pt"/>
    </style:style>
    <style:style style:name="P3" style:family="paragraph">
      <loext:graphic-properties draw:fill-color="#ffffff"/>
      <style:paragraph-properties fo:text-align="justify"/>
      <style:text-properties style:font-name="Inconsolata" fo:font-size="12pt" fo:letter-spacing="normal" style:font-size-asian="12pt" style:font-size-complex="12pt"/>
    </style:style>
    <style:style style:name="T1" style:family="text">
      <style:text-properties style:font-name="Inconsolata" fo:font-size="12pt" fo:letter-spacing="normal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3.4cm" presentation:class="subtitle" presentation:user-transformed="true">
          <draw:text-box>
            <text:p>Why bother with financial data?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3" draw:layer="layout" svg:width="18.999cm" svg:height="19.001cm" svg:x="5.601cm" svg:y="1.199cm" presentation:class="subtitle" presentation:user-transformed="true">
          <draw:text-box>
            <text:p text:style-name="P2"><text:span text:style-name="T1">| <text:s text:c="22"/>:time | :openMid | <text:s/>:lowMid | :closeMid | :highMid | :volume |</text:span></text:p>
            <text:p text:style-name="P2"><text:span text:style-name="T1">|-----------------------------+----------+----------+-----------+----------+---------|</text:span></text:p>
            <text:p text:style-name="P2"><text:span text:style-name="T1">| 2015-12-15T19:42:00.000000Z | <text:s/>1.50503 | 1.504985 | <text:s/>1.504985 | <text:s/>1.50504 | <text:s text:c="6"/>4 |</text:span></text:p>
            <text:p text:style-name="P2"><text:span text:style-name="T1">| 2015-12-15T19:41:00.000000Z | 1.505015 | 1.505015 | <text:s/>1.505075 | 1.505285 | <text:s text:c="5"/>17 |</text:span></text:p>
            <text:p text:style-name="P2"><text:span text:style-name="T1">| 2015-12-15T19:40:00.000000Z | <text:s/>1.50474 | <text:s/>1.50474 | <text:s text:c="2"/>1.50497 | <text:s/>1.50497 | <text:s text:c="5"/>12 |</text:span></text:p>
            <text:p text:style-name="P2"><text:span text:style-name="T1">| 2015-12-15T19:39:00.000000Z | 1.504675 | 1.504675 | <text:s text:c="2"/>1.50468 | <text:s/>1.50478 | <text:s text:c="6"/>7 |</text:span></text:p>
            <text:p text:style-name="P2"><text:span text:style-name="T1">| 2015-12-15T19:38:00.000000Z | <text:s/>1.50448 | <text:s/>1.50448 | <text:s/>1.504635 | 1.504635 | <text:s text:c="6"/>4 |</text:span></text:p>
            <text:p text:style-name="P2"><text:span text:style-name="T1">| 2015-12-15T19:37:00.000000Z | 1.504565 | 1.504465 | <text:s/>1.504465 | 1.504565 | <text:s text:c="6"/>3 |</text:span></text:p>
            <text:p text:style-name="P2"><text:span text:style-name="T1">| 2015-12-15T19:36:00.000000Z | <text:s/>1.50446 | <text:s/>1.50446 | <text:s/>1.504505 | 1.504595 | <text:s text:c="6"/>6 |</text:span></text:p>
            <text:p text:style-name="P2"><text:span text:style-name="T1">| 2015-12-15T19:35:00.000000Z | 1.504425 | <text:s/>1.50437 | <text:s/>1.504415 | <text:s/>1.50447 | <text:s text:c="6"/>7 |</text:span></text:p>
            <text:p text:style-name="P2"><text:span text:style-name="T1">| 2015-12-15T19:34:00.000000Z | 1.504475 | 1.504475 | <text:s/>1.504475 | 1.504475 | <text:s text:c="6"/>1 |</text:span></text:p>
            <text:p text:style-name="P2"><text:span text:style-name="T1">| 2015-12-15T19:33:00.000000Z | <text:s/>1.50445 | <text:s/>1.50438 | <text:s text:c="2"/>1.50443 | 1.504475 | <text:s text:c="6"/>6 |</text:span></text:p>
            <text:p text:style-name="P2"><text:span text:style-name="T1">| 2015-12-15T19:32:00.000000Z | 1.504545 | <text:s/>1.50435 | <text:s text:c="3"/>1.5044 | 1.504545 | <text:s text:c="6"/>6 |</text:span></text:p>
            <text:p text:style-name="P2"><text:span text:style-name="T1">| 2015-12-15T19:31:00.000000Z | 1.504605 | 1.504545 | <text:s/>1.504605 | <text:s/>1.50469 | <text:s text:c="5"/>10 |</text:span></text:p>
            <text:p text:style-name="P2"><text:span text:style-name="T1">| 2015-12-15T19:30:00.000000Z | <text:s/>1.50462 | <text:s/>1.50462 | <text:s/>1.504645 | 1.504785 | <text:s text:c="6"/>8 |</text:span></text:p>
            <text:p text:style-name="P2"><text:span text:style-name="T1">| 2015-12-15T19:29:00.000000Z | <text:s/>1.50455 | <text:s/>1.50455 | <text:s text:c="2"/>1.50459 | <text:s/>1.50465 | <text:s text:c="6"/>4 |</text:span></text:p>
            <text:p text:style-name="P2"><text:span text:style-name="T1">| 2015-12-15T19:28:00.000000Z | <text:s/>1.50465 | 1.504535 | <text:s/>1.504535 | <text:s/>1.50465 | <text:s text:c="6"/>6 |</text:span></text:p>
            <text:p text:style-name="P2"><text:span text:style-name="T1">| 2015-12-15T19:27:00.000000Z | 1.504595 | 1.504595 | <text:s/>1.504595 | 1.504595 | <text:s text:c="6"/>1 |</text:span></text:p>
            <text:p text:style-name="P2"><text:span text:style-name="T1">| 2015-12-15T19:26:00.000000Z | <text:s/>1.50459 | 1.504535 | <text:s text:c="2"/>1.50455 | <text:s/>1.50459 | <text:s text:c="6"/>3 |</text:span></text:p>
            <text:p text:style-name="P2"><text:span text:style-name="T1">| 2015-12-15T19:25:00.000000Z | <text:s/>1.50463 | <text:s/>1.50463 | <text:s/>1.504635 | 1.504675 | <text:s text:c="6"/>3 |</text:span></text:p>
            <text:p text:style-name="P2"><text:span text:style-name="T1">| 2015-12-15T19:24:00.000000Z | <text:s/>1.50462 | <text:s/>1.50457 | <text:s/>1.504675 | 1.504675 | <text:s text:c="6"/>7 |</text:span></text:p>
            <text:p text:style-name="P2"><text:span text:style-name="T1">| 2015-12-15T19:22:00.000000Z | 1.504445 | 1.504445 | <text:s/>1.504605 | <text:s/>1.50466 | <text:s text:c="5"/>10 |</text:span></text:p>
            <text:p text:style-name="P2"><text:span text:style-name="T1">| 2015-12-15T19:21:00.000000Z | 1.504195 | 1.504145 | <text:s text:c="3"/>1.5044 | 1.504445 | <text:s text:c="5"/>12 |</text:span></text:p>
            <text:p text:style-name="P2"><text:span text:style-name="T1">| 2015-12-15T19:20:00.000000Z | <text:s/>1.50435 | 1.504155 | <text:s/>1.504155 | <text:s/>1.50435 | <text:s text:c="6"/>7 |</text:span></text:p>
            <text:p text:style-name="P2"><text:span text:style-name="T1">| 2015-12-15T19:19:00.000000Z | <text:s/>1.50451 | 1.504405 | <text:s/>1.504405 | <text:s/>1.50451 | <text:s text:c="6"/>7 |</text:span></text:p>
            <text:p text:style-name="P2"><text:span text:style-name="T1">| 2015-12-15T19:18:00.000000Z | <text:s/>1.50461 | <text:s/>1.50456 | <text:s text:c="2"/>1.50456 | <text:s/>1.50461 | <text:s text:c="6"/>2 |</text:span></text:p>
            <text:p text:style-name="P2"><text:span text:style-name="T1">| 2015-12-15T19:17:00.000000Z | <text:s/>1.50479 | 1.504655 | <text:s/>1.504655 | <text:s text:c="2"/>1.5049 | <text:s text:c="6"/>8 |</text:span></text:p>
            <text:p text:style-name="P2"><text:span text:style-name="T1">| 2015-12-15T19:16:00.000000Z | <text:s/>1.50466 | <text:s/>1.50458 | <text:s/>1.504735 | <text:s/>1.50484 | <text:s text:c="5"/>15 |</text:span></text:p>
            <text:p text:style-name="P2"><text:span text:style-name="T1">| 2015-12-15T19:15:00.000000Z | <text:s/>1.50456 | <text:s/>1.50456 | <text:s/>1.504605 | 1.504605 | <text:s text:c="6"/>2 |</text:span></text:p>
            <text:p text:style-name="P2"><text:span text:style-name="T1">| 2015-12-15T19:14:00.000000Z | 1.504515 | 1.504515 | <text:s text:c="2"/>1.50452 | <text:s/>1.50456 | <text:s text:c="6"/>3 |</text:span></text:p>
            <text:p text:style-name="P2"><text:span text:style-name="T1">| 2015-12-15T19:13:00.000000Z | 1.504555 | 1.504435 | <text:s/>1.504475 | 1.504555 | <text:s text:c="6"/>9 |</text:span></text:p>
            <text:p text:style-name="P2"><text:span text:style-name="T1">| 2015-12-15T19:11:00.000000Z | <text:s/>1.50456 | <text:s/>1.50452 | <text:s/>1.504605 | <text:s/>1.50462 | <text:s text:c="6"/>7 |</text:span></text:p>
            <text:p text:style-name="P2"><text:span text:style-name="T1">| 2015-12-15T19:09:00.000000Z | 1.504525 | <text:s/>1.50451 | <text:s text:c="2"/>1.50451 | <text:s/>1.50458 | <text:s text:c="6"/>6 |</text:span></text:p>
            <text:p text:style-name="P2"><text:span text:style-name="T1">| 2015-12-15T19:08:00.000000Z | <text:s/>1.50451 | 1.504465 | <text:s/>1.504475 | 1.504575 | <text:s text:c="6"/>6 |</text:span></text:p>
            <text:p text:style-name="P2"><text:span text:style-name="T1">| 2015-12-15T19:07:00.000000Z | 1.504465 | 1.504465 | <text:s/>1.504465 | 1.504465 | <text:s text:c="6"/>1 |</text:span></text:p>
            <text:p text:style-name="P2"><text:span text:style-name="T1">| 2015-12-15T19:06:00.000000Z | 1.504475 | <text:s/>1.50442 | <text:s text:c="2"/>1.50448 | <text:s/>1.50448 | <text:s text:c="6"/>3 |</text:span></text:p>
            <text:p text:style-name="P2"><text:span text:style-name="T1">| 2015-12-15T19:05:00.000000Z | <text:s/>1.50458 | <text:s/>1.50441 | <text:s text:c="2"/>1.50452 | 1.504625 | <text:s text:c="5"/>16 |</text:span></text:p>
            <text:p text:style-name="P2"><text:span text:style-name="T1">| 2015-12-15T19:04:00.000000Z | 1.504575 | 1.504575 | <text:s text:c="2"/>1.50462 | <text:s/>1.50462 | <text:s text:c="6"/>2 |</text:span></text:p>
            <text:p text:style-name="P2"><text:span text:style-name="T1">| 2015-12-15T19:03:00.000000Z | 1.504515 | <text:s/>1.50442 | <text:s/>1.504515 | 1.504525 | <text:s text:c="6"/>6 |</text:span></text:p>
            <text:p text:style-name="P2"><text:span text:style-name="T1">| 2015-12-15T19:02:00.000000Z | <text:s/>1.50474 | <text:s/>1.50439 | <text:s/>1.504475 | <text:s/>1.50474 | <text:s text:c="5"/>10 |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nknown </meta:initial-creator>
    <meta:creation-date>2016-03-21T12:53:30.039393119</meta:creation-date>
    <dc:date>2016-03-21T14:22:02.159077581</dc:date>
    <dc:creator>Unknown </dc:creator>
    <meta:editing-duration>PT8M12S</meta:editing-duration>
    <meta:editing-cycles>2</meta:editing-cycles>
    <meta:generator>LibreOffice/5.1.1.3$Linux_X86_64 LibreOffice_project/10m0$Build-3</meta:generator>
    <meta:document-statistic meta:object-count="27"/>
  </office:meta>
</office:document-meta>
</file>